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fill-color="#c9c9b8" fo:padding-top="-0.05cm" fo:padding-bottom="-0.05cm" fo:padding-left="-0.05cm" fo:padding-right="-0.05cm"/>
    </style:style>
    <style:style style:name="gr2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  <style:style style:name="gr3" style:family="graphic" style:parent-style-name="standard">
      <style:graphic-properties svg:stroke-width="0.038cm" svg:stroke-color="#ffffff" draw:fill="none" draw:fill-color="#ffffff" fo:padding-top="-0.031cm" fo:padding-bottom="-0.031cm" fo:padding-left="-0.031cm" fo:padding-right="-0.031cm"/>
    </style:style>
  </office:automatic-styles>
  <office:body>
    <office:drawing>
      <draw:page draw:name="page1" draw:style-name="dp1" draw:master-page-name="Default">
        <draw:g>
          <draw:glue-point draw:id="4" svg:x="-0.021cm" svg:y="-4.974cm"/>
          <draw:glue-point draw:id="5" svg:x="-5.015cm" svg:y="5.028cm"/>
          <draw:glue-point draw:id="6" svg:x="4.972cm" svg:y="0.683cm"/>
          <draw:glue-point draw:id="7" svg:x="-0.021cm" svg:y="0.246cm"/>
          <draw:path draw:style-name="gr1" draw:layer="layout" svg:width="0.742cm" svg:height="1.596cm" svg:x="0cm" svg:y="0.405cm" svg:viewBox="0 0 743 1597" svg:d="m9 724h163l-172 873h234l142-637c0 0 74 498 108 632 37 0 172 0 249 0-14-58-144-796-148-872 19 0 124 9 158 4 0-38-29-234-29-282s-43-264-57-311c-13-42-96-106-139-120s-129-10-177-10-101 12-149 24c-38 10-81 73-95 111-15 38-34 158-48 216-14 57-20 273-29 306-10 34-10 68-10 68z">
            <text:p/>
          </draw:path>
          <draw:path draw:style-name="gr2" draw:layer="layout" svg:width="0.281cm" svg:height="0.419cm" svg:x="0.23cm" svg:y="0.405cm" svg:viewBox="0 0 282 420" svg:d="m238 2c-17-2-46 0-73-2-28 0-68 0-87 2-20 1-66 12-70 12-5 0-8-3-8-3l115 409 167-409c-1-11-14-4-22-9z">
            <text:p/>
          </draw:path>
          <draw:path draw:style-name="gr3" draw:layer="layout" svg:width="0.281cm" svg:height="0.419cm" svg:x="0.23cm" svg:y="0.405cm" svg:viewBox="0 0 282 420" svg:d="m238 2c-17-2-46 0-73-2-28 0-68 0-87 2-20 1-66 12-70 12-5 0-8-3-8-3l115 409 167-409c-1-11-14-4-22-9">
            <text:p/>
          </draw:path>
          <draw:path draw:style-name="gr1" draw:layer="layout" svg:width="0.396cm" svg:height="0.396cm" svg:x="0.171cm" svg:y="0cm" svg:viewBox="0 0 397 397" svg:d="m198 397c109 0 199-90 199-199s-90-198-199-198-198 89-198 198 89 199 198 199z">
            <text:p/>
          </draw:path>
          <draw:path draw:style-name="gr2" draw:layer="layout" svg:width="0.297cm" svg:height="0.297cm" svg:x="0.218cm" svg:y="0.058cm" svg:viewBox="0 0 298 298" svg:d="m149 298c82 0 149-67 149-150s-67-148-149-148c-83 0-149 66-149 148s66 150 149 15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Standing Man</dc:title>
    <meta:creation-date>2011-02-07T16:37:32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